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2cm" svg:y="0.5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2cm" svg:y="9.601cm">
          <draw:text-box>
            <text:p text:style-name="P2"><text:span text:style-name="T1">Лекция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5T18:56:51.010000000</dc:date>
    <meta:editing-duration>PT14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